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cce3f"/>
    </style:style>
    <style:style style:name="P2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265cm" fo:margin-bottom="0.212cm" style:contextual-spacing="false" style:line-height-at-least="0.423cm" fo:text-indent="0cm" style:auto-text-indent="false" fo:padding="0cm" fo:border="none"/>
      <style:text-properties fo:font-variant="normal" fo:text-transform="none" fo:color="#313131" style:font-name="Arial1" fo:letter-spacing="normal" fo:font-style="normal" fo:font-weight="normal" officeooo:paragraph-rsid="0012a2cc"/>
    </style:style>
    <style:style style:name="P4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/>
    </style:style>
    <style:style style:name="P5" style:family="paragraph" style:parent-style-name="Heading_20_1">
      <style:text-properties fo:font-variant="normal" fo:text-transform="none" fo:color="#404040" style:font-name="Arial1" fo:font-size="9pt" fo:letter-spacing="normal" fo:font-style="normal" fo:font-weight="bold" officeooo:paragraph-rsid="001cce3f"/>
    </style:style>
    <style:style style:name="T1" style:family="text">
      <style:text-properties fo:text-transform="uppercase" fo:color="#313131" fo:font-size="13.5pt" fo:font-weight="normal"/>
    </style:style>
    <style:style style:name="T2" style:family="text">
      <style:text-properties fo:text-transform="uppercase" fo:color="#313131" fo:font-size="13.5pt" fo:font-weight="normal" officeooo:rsid="00177ceb"/>
    </style:style>
    <style:style style:name="T3" style:family="text">
      <style:text-properties fo:text-transform="uppercase" fo:color="#313131" fo:font-size="13.5pt" fo:font-weight="normal" officeooo:rsid="00190ccf"/>
    </style:style>
    <style:style style:name="T4" style:family="text">
      <style:text-properties fo:text-transform="uppercase" fo:color="#313131" fo:font-size="13.5pt" fo:font-weight="normal" officeooo:rsid="001a1629"/>
    </style:style>
    <style:style style:name="T5" style:family="text">
      <style:text-properties fo:text-transform="uppercase" fo:color="#313131" fo:font-size="13.5pt" fo:font-weight="normal" officeooo:rsid="001cce3f"/>
    </style:style>
    <style:style style:name="T6" style:family="text">
      <style:text-properties fo:text-transform="uppercase" fo:color="#313131" style:font-name="Arial1" fo:font-size="13.5pt" fo:letter-spacing="normal" fo:font-style="normal" fo:font-weight="normal"/>
    </style:style>
    <style:style style:name="T7" style:family="text">
      <style:text-properties fo:text-transform="uppercase" fo:color="#313131" style:font-name="Arial1" fo:font-size="13.5pt" fo:letter-spacing="normal" fo:font-style="normal" fo:font-weight="normal" officeooo:rsid="00177ceb"/>
    </style:style>
    <style:style style:name="T8" style:family="text">
      <style:text-properties fo:font-style="italic"/>
    </style:style>
    <style:style style:name="T9" style:family="text">
      <style:text-properties fo:font-variant="normal" fo:text-transform="none" fo:color="#404040" style:font-name="Arial1" fo:font-size="9pt" fo:letter-spacing="normal" fo:font-style="normal" fo:font-weight="bold"/>
    </style:style>
    <style:style style:name="T10" style:family="text">
      <style:text-properties fo:color="#404040"/>
    </style:style>
    <style:style style:name="T11" style:family="text">
      <style:text-properties fo:color="#404040" fo:font-size="16.5pt" fo:font-weight="bold"/>
    </style:style>
    <style:style style:name="T12" style:family="text">
      <style:text-properties fo:color="#404040" fo:font-style="italic"/>
    </style:style>
    <style:style style:name="T13" style:family="text">
      <style:text-properties officeooo:rsid="001cce3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1. </text:span><text:span text:style-name="T6">NIKE</text:span><text:span text:style-name="T9">Eastham Mens Sneaker Shoes</text:span></text:h>
      <text:section text:style-name="Sect1" text:name="productDesc">
        <text:p text:style-name="P3">Eastham Mens Sneaker Shoes by Nike<text:line-break/><text:line-break/>- <text:span text:style-name="T8">Sneakers</text:span><text:line-break/>- Material <text:span text:style-name="T8">suede</text:span>, <text:span text:style-name="T8">leather</text:span><text:line-break/>- Kombinasi warna <text:span text:style-name="T8">off white</text:span> dan <text:span text:style-name="T8">midnight navy</text:span><text:line-break/>- Aksen <text:span text:style-name="T8">stitching</text:span><text:line-break/>- <text:span text:style-name="T8">Textile lining</text:span><text:line-break/>- Tali depan<text:line-break/>- <text:span text:style-name="T8">Rubber outsole</text:span></text:p>
        <text:p text:style-name="P3"><text:span text:style-name="T11">RP</text:span><text:span text:style-name="T12"> </text:span><text:span text:style-name="T11">599.000</text:span><text:span text:style-name="T8"> </text:span></text:p>
      </text:section>
      <text:p text:style-name="Standard"/>
      <text:h text:style-name="P4" text:outline-level="1"><text:span text:style-name="T2">2. </text:span><text:span text:style-name="T1">RIP CURL</text:span>Sleezy Shoes</text:h>
      <text:section text:style-name="Sect1" text:name="Section1">
        <text:p text:style-name="P2"><text:bookmark text:name="productDesc"/>Sleezy Shoes by Rip Curl<text:line-break/><text:line-break/>- <text:span text:style-name="T8">Sneakers</text:span><text:line-break/>- Material kanvas<text:line-break/>- Warna <text:span text:style-name="T8">khaki</text:span><text:line-break/>- Detail tali depan<text:line-break/>- <text:span text:style-name="T8">Contrast stitching</text:span><text:line-break/>- <text:span text:style-name="T8">Signature logo</text:span><text:line-break/>- <text:span text:style-name="T8">Rubber sole</text:span></text:p>
        <text:p text:style-name="P2"><text:span text:style-name="T11">RP</text:span><text:span text:style-name="T12"> </text:span><text:span text:style-name="T11">449.000</text:span><text:span text:style-name="T8"> </text:span></text:p>
      </text:section>
      <text:p text:style-name="Standard"/>
      <text:h text:style-name="P4" text:outline-level="1"><text:span text:style-name="T2">3. </text:span><text:span text:style-name="T1">SOGNO LEATHER</text:span>Odraslih Leather Shoes</text:h>
      <text:section text:style-name="Sect1" text:name="Section2">
        <text:p text:style-name="P2"><text:bookmark text:name="productDesc1"/>Odraslih Leather Shoes by Sogno Leather <text:line-break/><text:line-break/>- <text:span text:style-name="T8">Sneakers</text:span><text:line-break/>- Material <text:span text:style-name="T8">genuine leather</text:span><text:line-break/>- Warna hijau<text:line-break/>- Detail tali<text:line-break/>- Ukuran sepatu dalam foto 43: 28 cm </text:p>
        <text:p text:style-name="P2"><text:span text:style-name="T11">RP</text:span><text:span text:style-name="T10"> </text:span><text:span text:style-name="T11">399.000</text:span> </text:p>
      </text:section>
      <text:p text:style-name="Standard"/>
      <text:p text:style-name="Standard"/>
      <text:p text:style-name="Standard"/>
      <text:h text:style-name="P4" text:outline-level="1"><text:soft-page-break/><text:span text:style-name="T2">4. </text:span><text:span text:style-name="T1">BEETLE BUG</text:span>DY 031 Sneakers</text:h>
      <text:section text:style-name="Sect1" text:name="Section3">
        <text:p text:style-name="P2"><text:bookmark text:name="productDesc2"/>- <text:span text:style-name="T8">Sneakers</text:span><text:line-break/>- Material <text:span text:style-name="T8">leather</text:span> dan <text:span text:style-name="T8">suede</text:span><text:line-break/>- Warna <text:span text:style-name="T8">camel</text:span><text:line-break/>- Detail tali depan<text:line-break/>- Aksen <text:span text:style-name="T8">braided jute strip</text:span><text:line-break/>- <text:span text:style-name="T8">Contrast stitching</text:span><text:line-break/>- <text:span text:style-name="T8">Rubber sole</text:span></text:p>
        <text:p text:style-name="P2"><text:span text:style-name="T11">RP</text:span><text:span text:style-name="T12"> </text:span><text:span text:style-name="T11">999.000</text:span><text:span text:style-name="T8"> </text:span></text:p>
      </text:section>
      <text:p text:style-name="Standard"/>
      <text:h text:style-name="P4" text:outline-level="1"><text:span text:style-name="T2">5. </text:span><text:span text:style-name="T1">NIKE</text:span>Zoom Stefan Sneaker Shoes</text:h>
      <text:section text:style-name="Sect1" text:name="Section4">
        <text:p text:style-name="P2"><text:bookmark text:name="productDesc3"/>Zoom Stefan Sneaker Shoes by Nike<text:line-break/><text:line-break/>- <text:span text:style-name="T8">Sneakers</text:span><text:line-break/>- Material kanvas<text:line-break/>- Kombinasi warna <text:span text:style-name="T8">midblack</text:span> dan putih<text:line-break/>- Desain <text:span text:style-name="T8">mid top</text:span><text:line-break/>- Nike Zoom <text:span text:style-name="T8">midsole</text:span><text:line-break/>- Tali depan<text:line-break/>- <text:span text:style-name="T8">Rubber outsole</text:span> dengan <text:span text:style-name="T8">herringbone pattern</text:span></text:p>
        <text:p text:style-name="P2"><text:span text:style-name="T11">RP</text:span><text:span text:style-name="T12"> </text:span><text:span text:style-name="T11">879.000</text:span><text:span text:style-name="T8"> </text:span></text:p>
      </text:section>
      <text:p text:style-name="Standard"/>
      <text:h text:style-name="P4" text:outline-level="1"><text:span text:style-name="T2">6. </text:span><text:span text:style-name="T1">EAGLE</text:span>Newton Sneaker Shoes</text:h>
      <text:section text:style-name="Sect1" text:name="Section5">
        <text:p text:style-name="P2"><text:bookmark text:name="productDesc4"/>Newton Sneaker Shoes by Eagle<text:line-break/><text:line-break/>- <text:span text:style-name="T8">Sneakers</text:span><text:line-break/>- Material: PU <text:span text:style-name="T8">leather</text:span><text:line-break/>- Warna putih dan biru<text:line-break/>- Tali depan<text:line-break/>- Detail <text:span text:style-name="T8">stitching</text:span> dan logo<text:line-break/>- <text:span text:style-name="T8">Footbed</text:span><text:line-break/>- <text:span text:style-name="T8">Rubber sole</text:span></text:p>
        <text:p text:style-name="P2"><text:span text:style-name="T11">RP</text:span><text:span text:style-name="T12"> </text:span><text:span text:style-name="T11">259.900</text:span><text:span text:style-name="T8"> </text:span></text:p>
      </text:section>
      <text:p text:style-name="Standard"/>
      <text:p text:style-name="Standard"/>
      <text:p text:style-name="Standard"/>
      <text:h text:style-name="P4" text:outline-level="1"><text:soft-page-break/><text:span text:style-name="T3">7. </text:span><text:span text:style-name="T1">2401</text:span>Damien Sneakers</text:h>
      <text:section text:style-name="Sect1" text:name="Section6">
        <text:p text:style-name="P2"><text:bookmark text:name="productDesc5"/>- <text:span text:style-name="T8">Sneakers</text:span><text:line-break/>- Material <text:span text:style-name="T8">suede</text:span><text:line-break/>- Warna <text:span text:style-name="T8">beige</text:span><text:line-break/>- Detail tali depan<text:line-break/>- <text:span text:style-name="T8">Contrast stitching</text:span><text:line-break/>- <text:span text:style-name="T8">Rubber sole</text:span></text:p>
        <text:p text:style-name="P2"><text:span text:style-name="T11">RP</text:span><text:span text:style-name="T12"> </text:span><text:span text:style-name="T11">239.000</text:span><text:span text:style-name="T8"> </text:span></text:p>
      </text:section>
      <text:p text:style-name="Standard"/>
      <text:h text:style-name="P4" text:outline-level="1"><text:span text:style-name="T4">8. </text:span><text:span text:style-name="T1">SPOTEC</text:span>Urban Lace Men Sneaker Shoes</text:h>
      <text:section text:style-name="Sect1" text:name="Section7">
        <text:p text:style-name="P2"><text:bookmark text:name="productDesc6"/>Urban Lace Men Sneaker Shoes by Spotec<text:line-break/><text:line-break/>- <text:span text:style-name="T8">Sneakers</text:span><text:line-break/>- Material kulit sintetis dan <text:span text:style-name="T8">suede</text:span><text:line-break/>- Warna putih dan abu-abu<text:line-break/>- Detail <text:span text:style-name="T8">stitching</text:span> dan bordir logo<text:line-break/>- Tali depan<text:line-break/>- <text:span text:style-name="T8">Cushion</text:span> di bagian dalam<text:line-break/>- <text:span text:style-name="T8">Rubber sole</text:span><text:line-break/>- Ukuran dalam foto 42: 27 cm </text:p>
        <text:p text:style-name="P2"><text:span text:style-name="T11">RP</text:span><text:span text:style-name="T10"> </text:span><text:span text:style-name="T11">174.900</text:span> </text:p>
      </text:section>
      <text:p text:style-name="Standard"/>
      <text:h text:style-name="P5" text:outline-level="1"><text:span text:style-name="T5">9. 2401</text:span><text:span text:style-name="T13">Suede Hi Top Sneakers</text:span></text:h>
      <text:section text:style-name="Sect1" text:name="Section8">
        <text:p text:style-name="P2"><text:bookmark text:name="productDesc7"/>- <text:span text:style-name="T8">Hi Top Sneakers</text:span><text:line-break/>- Material <text:span text:style-name="T8">suede</text:span><text:line-break/>- Warna biru<text:line-break/>- Detail tali depan<text:line-break/>- Aksen <text:span text:style-name="T8">stitching</text:span> warna kontras<text:line-break/>- <text:span text:style-name="T8">Rubber sole</text:span></text:p>
        <text:p text:style-name="P2"><text:span text:style-name="T11">RP</text:span><text:span text:style-name="T12"> </text:span><text:span text:style-name="T11">299.000</text:span><text:span text:style-name="T8"> </text:span></text:p>
      </text:section>
      <text:p text:style-name="P1"><text:span text:style-name="T13"/></text:p>
      <text:h text:style-name="P5" text:outline-level="1"><text:span text:style-name="T5">10. </text:span><text:span text:style-name="T1">2401</text:span>Printed Pattern Sneakers</text:h>
      <text:section text:style-name="Sect1" text:name="Section9">
        <text:p text:style-name="P2"><text:bookmark text:name="productDesc9"/>Printed Pattern Sneakers by 2401<text:line-break/><text:line-break/>- <text:span text:style-name="T8">Sneakers</text:span><text:line-break/>- Bahan kanvas dan PU <text:span text:style-name="T8">leather</text:span><text:line-break/><text:soft-page-break/>- Warna merah<text:line-break/>- <text:span text:style-name="T8">Print</text:span> motif <text:span text:style-name="T8">houndstooth</text:span><text:line-break/>- <text:span text:style-name="T8">Round toe</text:span><text:line-break/>- Tali depan<text:line-break/>- Detail <text:span text:style-name="T8">stitching</text:span><text:line-break/>- <text:span text:style-name="T8">Rubber sole</text:span> dengan aksen <text:span text:style-name="T8">list</text:span></text:p>
        <text:p text:style-name="P2"><text:span text:style-name="T11">RP</text:span><text:span text:style-name="T12"> </text:span><text:span text:style-name="T11">199.000</text:span><text:span text:style-name="T8"> </text:spa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27:42.25</meta:creation-date>
    <dc:date>2013-09-04T00:38:47.92</dc:date>
    <meta:editing-duration>PT7M37S</meta:editing-duration>
    <meta:editing-cycles>10</meta:editing-cycles>
    <meta:generator>LibreOffice/4.0.2.2$Windows_x86 LibreOffice_project/4c82dcdd6efcd48b1d8bba66bfe1989deee49c3</meta:generator>
    <meta:document-statistic meta:table-count="0" meta:image-count="0" meta:object-count="0" meta:page-count="4" meta:paragraph-count="30" meta:word-count="357" meta:character-count="1990" meta:non-whitespace-character-count="1643"/>
  </office:meta>
</office:document-meta>
</file>